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reak-before="page"/>
      <style:text-properties style:text-underline-style="none"/>
    </style:style>
    <style:style style:name="T1" style:family="text">
      <style:text-properties style:text-underline-style="non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<text:date style:data-style-name="N37" text:date-value="2009-06-24T12:59:10" text:fixed="true">06/24/09</text:date></text:p>
      <text:p text:style-name="P1">Human Resources Development Program </text:p>
      <text:p text:style-name="P1">Handbook for Graduate and Administrative Assistant</text:p>
      <text:p text:style-name="P1"/>
      <text:p text:style-name="P1"/>
      <text:p text:style-name="P1"/>
      <text:p text:style-name="P1"/>
      <text:p text:style-name="P1"/>
      <text:p text:style-name="P1"/>
      <text:p text:style-name="P5">Introduction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Guideline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Use of University Property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University Policies</text:span></text:p>
      <text:p text:style-name="P3"><text:span text:style-name="T1"/></text:p>
      <text:p text:style-name="P3"><text:span text:style-name="T1"/></text:p>
      <text:p text:style-name="P3"><text:span text:style-name="T1">link to </text:span><text:a xlink:type="simple" xlink:href="http://www.villanova.edu/hr/policies/handbook/">http://www.villanova.edu/hr/policies/handbook/</text:a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Performance Management, Discipline, and Grievance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Compensation and Benefits</text:span></text:p>
      <text:p text:style-name="P4"><text:span text:style-name="T1">Miscellaneo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4T12:48:24</meta:creation-date>
    <dc:date>2009-06-24T12:59:18</dc:date>
    <meta:editing-duration>PT00H10M44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8" meta:paragraph-count="11" meta:word-count="31" meta:character-count="303"/>
  </office:meta>
</office:document-meta>
</file>